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P1" style:family="paragraph" style:parent-style-name="Standard">
      <style:text-properties style:font-name="Nimbus Sans" fo:font-weight="bold" style:font-weight-asian="bold" style:font-weight-complex="bold"/>
    </style:style>
    <style:style style:name="P2" style:family="paragraph" style:parent-style-name="Standard">
      <style:text-properties style:font-name="Nimbus Sans" fo:font-size="11pt" fo:font-weight="bold" officeooo:rsid="002b6605" officeooo:paragraph-rsid="005576ad" style:font-size-asian="9.60000038146973pt" style:font-weight-asian="bold" style:font-size-complex="11pt" style:font-weight-complex="bold"/>
    </style:style>
    <style:style style:name="P3" style:family="paragraph" style:parent-style-name="Standard">
      <style:text-properties style:font-name="Nimbus Sans" fo:font-size="11pt" fo:font-weight="bold" officeooo:rsid="003669a3" officeooo:paragraph-rsid="003669a3" style:font-size-asian="9.60000038146973pt" style:font-weight-asian="bold" style:font-size-complex="11pt" style:font-weight-complex="bold"/>
    </style:style>
    <style:style style:name="P4" style:family="paragraph" style:parent-style-name="Standard">
      <style:text-properties style:font-name="Nimbus Sans" fo:font-size="11pt" fo:font-weight="bold" officeooo:rsid="003669a3" officeooo:paragraph-rsid="003df071" style:font-size-asian="9.60000038146973pt" style:font-weight-asian="bold" style:font-size-complex="11pt" style:font-weight-complex="bold"/>
    </style:style>
    <style:style style:name="P5" style:family="paragraph" style:parent-style-name="Standard">
      <style:text-properties style:font-name="Nimbus Sans" fo:font-size="11pt" fo:font-weight="bold" officeooo:rsid="0058b6fc" officeooo:paragraph-rsid="0058b6fc" style:font-size-asian="9.60000038146973pt" style:font-weight-asian="bold" style:font-size-complex="11pt" style:font-weight-complex="bold"/>
    </style:style>
    <style:style style:name="P6" style:family="paragraph" style:parent-style-name="Standard">
      <style:text-properties style:font-name="Nimbus Sans" fo:font-size="11pt" fo:font-weight="bold" officeooo:rsid="005b4910" officeooo:paragraph-rsid="005b4910" style:font-size-asian="9.60000038146973pt" style:font-weight-asian="bold" style:font-size-complex="11pt" style:font-weight-complex="bold"/>
    </style:style>
    <style:style style:name="P7" style:family="paragraph" style:parent-style-name="Standard">
      <style:text-properties style:font-name="Nimbus Sans" fo:font-size="11pt" fo:font-weight="bold" officeooo:rsid="005d9fc0" officeooo:paragraph-rsid="005d9fc0" style:font-size-asian="9.60000038146973pt" style:font-weight-asian="bold" style:font-size-complex="11pt" style:font-weight-complex="bold"/>
    </style:style>
    <style:style style:name="P8" style:family="paragraph" style:parent-style-name="Standard">
      <style:text-properties style:font-name="Nimbus Sans" fo:font-size="11pt" fo:font-weight="bold" officeooo:rsid="0064cf06" officeooo:paragraph-rsid="0064cf06" style:font-size-asian="9.60000038146973pt" style:font-weight-asian="bold" style:font-size-complex="11pt" style:font-weight-complex="bold"/>
    </style:style>
    <style:style style:name="P9" style:family="paragraph" style:parent-style-name="Standard">
      <style:text-properties style:font-name="Nimbus Sans" fo:font-size="11pt" fo:font-weight="bold" officeooo:rsid="00669f00" officeooo:paragraph-rsid="00669f00" style:font-size-asian="9.60000038146973pt" style:font-weight-asian="bold" style:font-size-complex="11pt" style:font-weight-complex="bold"/>
    </style:style>
    <style:style style:name="P10" style:family="paragraph" style:parent-style-name="Standard">
      <style:text-properties style:font-name="Nimbus Sans" fo:font-size="11pt" fo:font-weight="bold" officeooo:rsid="0067bbe1" officeooo:paragraph-rsid="0067bbe1" style:font-size-asian="9.60000038146973pt" style:font-weight-asian="bold" style:font-size-complex="11pt" style:font-weight-complex="bold"/>
    </style:style>
    <style:style style:name="P11" style:family="paragraph" style:parent-style-name="Standard">
      <style:text-properties style:font-name="Nimbus Sans" fo:font-size="11pt" fo:font-weight="bold" officeooo:rsid="006d8d51" officeooo:paragraph-rsid="006e9ed0" style:font-size-asian="9.60000038146973pt" style:font-weight-asian="bold" style:font-size-complex="11pt" style:font-weight-complex="bold"/>
    </style:style>
    <style:style style:name="P12" style:family="paragraph" style:parent-style-name="Standard">
      <style:text-properties style:font-name="Nimbus Sans" fo:font-size="11pt" fo:font-weight="bold" officeooo:rsid="006e9ed0" officeooo:paragraph-rsid="006e9ed0" style:font-size-asian="9.60000038146973pt" style:font-weight-asian="bold" style:font-size-complex="11pt" style:font-weight-complex="bold"/>
    </style:style>
    <style:style style:name="P13" style:family="paragraph" style:parent-style-name="Standard">
      <style:text-properties style:font-name="Nimbus Sans" fo:font-size="11pt" fo:font-weight="bold" officeooo:rsid="007608a5" officeooo:paragraph-rsid="007608a5" style:font-size-asian="9.60000038146973pt" style:font-weight-asian="bold" style:font-size-complex="11pt" style:font-weight-complex="bold"/>
    </style:style>
    <style:style style:name="P14" style:family="paragraph" style:parent-style-name="Standard">
      <style:text-properties style:font-name="Nimbus Sans" fo:font-size="11pt" fo:font-weight="bold" officeooo:rsid="007dfaa8" officeooo:paragraph-rsid="007dfaa8" style:font-size-asian="9.60000038146973pt" style:font-weight-asian="bold" style:font-size-complex="11pt" style:font-weight-complex="bold"/>
    </style:style>
    <style:style style:name="P15" style:family="paragraph" style:parent-style-name="Standard">
      <style:text-properties style:font-name="Nimbus Sans" fo:font-size="11pt" fo:font-weight="bold" officeooo:rsid="007fd7f3" officeooo:paragraph-rsid="007fd7f3" style:font-size-asian="9.60000038146973pt" style:font-weight-asian="bold" style:font-size-complex="11pt" style:font-weight-complex="bold"/>
    </style:style>
    <style:style style:name="P16" style:family="paragraph" style:parent-style-name="Standard">
      <style:text-properties style:font-name="Nimbus Sans" fo:font-size="11pt" fo:font-weight="bold" officeooo:rsid="00925ef4" officeooo:paragraph-rsid="00925ef4" style:font-size-asian="9.60000038146973pt" style:font-weight-asian="bold" style:font-size-complex="11pt" style:font-weight-complex="bold"/>
    </style:style>
    <style:style style:name="P17" style:family="paragraph" style:parent-style-name="Standard">
      <style:text-properties style:font-name="Nimbus Sans" fo:font-size="11pt" fo:font-weight="bold" officeooo:rsid="00965d59" officeooo:paragraph-rsid="00965d59" style:font-size-asian="9.60000038146973pt" style:font-weight-asian="bold" style:font-size-complex="11pt" style:font-weight-complex="bold"/>
    </style:style>
    <style:style style:name="P18" style:family="paragraph" style:parent-style-name="Standard">
      <style:text-properties style:font-name="Nimbus Sans" fo:font-size="11pt" fo:font-weight="bold" officeooo:rsid="00a28a60" officeooo:paragraph-rsid="00a28a60" style:font-size-asian="9.60000038146973pt" style:font-weight-asian="bold" style:font-size-complex="11pt" style:font-weight-complex="bold"/>
    </style:style>
    <style:style style:name="P19" style:family="paragraph" style:parent-style-name="Standard">
      <style:text-properties style:font-name="Nimbus Sans" fo:font-size="11pt" fo:font-weight="bold" officeooo:rsid="00a3d27d" officeooo:paragraph-rsid="00a3d27d" style:font-size-asian="9.60000038146973pt" style:font-weight-asian="bold" style:font-size-complex="11pt" style:font-weight-complex="bold"/>
    </style:style>
    <style:style style:name="P20" style:family="paragraph" style:parent-style-name="Standard">
      <style:text-properties style:font-name="Nimbus Sans" fo:font-size="11pt" fo:font-weight="bold" officeooo:rsid="00a40b13" officeooo:paragraph-rsid="00a40b13" style:font-size-asian="9.60000038146973pt" style:font-weight-asian="bold" style:font-size-complex="11pt" style:font-weight-complex="bold"/>
    </style:style>
    <style:style style:name="P21" style:family="paragraph" style:parent-style-name="Standard">
      <style:text-properties style:font-name="Nimbus Sans" fo:font-size="11pt" fo:font-weight="bold" officeooo:rsid="00a45a65" officeooo:paragraph-rsid="00a45a65" style:font-size-asian="9.60000038146973pt" style:font-weight-asian="bold" style:font-size-complex="11pt" style:font-weight-complex="bold"/>
    </style:style>
    <style:style style:name="P22" style:family="paragraph" style:parent-style-name="Standard">
      <style:text-properties style:font-name="Nimbus Sans" fo:font-size="11pt" fo:font-weight="bold" officeooo:rsid="00a7e597" officeooo:paragraph-rsid="00a7e597" style:font-size-asian="9.60000038146973pt" style:font-weight-asian="bold" style:font-size-complex="11pt" style:font-weight-complex="bold"/>
    </style:style>
    <style:style style:name="P23" style:family="paragraph" style:parent-style-name="Standard">
      <style:text-properties style:font-name="Nimbus Sans" fo:font-size="11pt" fo:font-weight="bold" officeooo:rsid="00aa936c" officeooo:paragraph-rsid="00aa936c" style:font-size-asian="9.60000038146973pt" style:font-weight-asian="bold" style:font-size-complex="11pt" style:font-weight-complex="bold"/>
    </style:style>
    <style:style style:name="P24" style:family="paragraph" style:parent-style-name="Standard">
      <style:text-properties style:font-name="Nimbus Sans" fo:font-size="11pt" fo:font-weight="bold" officeooo:rsid="00833af2" officeooo:paragraph-rsid="00833af2" style:font-size-asian="11pt" style:font-weight-asian="bold" style:font-size-complex="11pt" style:font-weight-complex="bold"/>
    </style:style>
    <style:style style:name="P25" style:family="paragraph" style:parent-style-name="Standard">
      <style:text-properties style:font-name="Nimbus Sans" fo:font-size="11pt" fo:font-weight="bold" officeooo:rsid="008681eb" officeooo:paragraph-rsid="008681eb" style:font-size-asian="11pt" style:font-weight-asian="bold" style:font-size-complex="11pt" style:font-weight-complex="bold"/>
    </style:style>
    <style:style style:name="P26" style:family="paragraph" style:parent-style-name="Standard">
      <style:text-properties style:font-name="Nimbus Sans" fo:font-size="11pt" fo:font-weight="bold" officeooo:rsid="0087e46d" officeooo:paragraph-rsid="0087e46d" style:font-size-asian="11pt" style:font-weight-asian="bold" style:font-size-complex="11pt" style:font-weight-complex="bold"/>
    </style:style>
    <style:style style:name="P27" style:family="paragraph" style:parent-style-name="Standard">
      <style:text-properties style:font-name="Nimbus Sans" fo:font-size="11pt" fo:font-weight="bold" officeooo:rsid="008889da" officeooo:paragraph-rsid="008889da" style:font-size-asian="11pt" style:font-weight-asian="bold" style:font-size-complex="11pt" style:font-weight-complex="bold"/>
    </style:style>
    <style:style style:name="P28" style:family="paragraph" style:parent-style-name="Standard">
      <style:text-properties style:font-name="Nimbus Sans" fo:font-size="11pt" fo:font-weight="bold" officeooo:rsid="008afacd" officeooo:paragraph-rsid="008afacd" style:font-size-asian="11pt" style:font-weight-asian="bold" style:font-size-complex="11pt" style:font-weight-complex="bold"/>
    </style:style>
    <style:style style:name="P29" style:family="paragraph" style:parent-style-name="Standard">
      <style:text-properties style:font-name="Nimbus Sans" fo:font-size="11pt" fo:font-weight="bold" officeooo:rsid="00b57de7" officeooo:paragraph-rsid="00b57de7" style:font-size-asian="11pt" style:font-weight-asian="bold" style:font-size-complex="11pt" style:font-weight-complex="bold"/>
    </style:style>
    <style:style style:name="P30" style:family="paragraph" style:parent-style-name="Standard">
      <style:text-properties style:font-name="Nimbus Sans" fo:font-size="11pt" fo:font-weight="bold" officeooo:rsid="00c274a1" officeooo:paragraph-rsid="00c274a1" style:font-size-asian="11pt" style:font-weight-asian="bold" style:font-size-complex="11pt" style:font-weight-complex="bold"/>
    </style:style>
    <style:style style:name="P31" style:family="paragraph" style:parent-style-name="Standard">
      <style:text-properties style:font-name="Nimbus Sans" fo:font-size="11pt" fo:font-weight="bold" officeooo:rsid="00c6cd67" officeooo:paragraph-rsid="00c6cd67" style:font-size-asian="11pt" style:font-weight-asian="bold" style:font-size-complex="11pt" style:font-weight-complex="bold"/>
    </style:style>
    <style:style style:name="P32" style:family="paragraph" style:parent-style-name="Standard">
      <style:text-properties style:font-name="Nimbus Sans" fo:font-size="11pt" fo:font-weight="bold" officeooo:rsid="00c96b0b" officeooo:paragraph-rsid="00c96b0b" style:font-size-asian="11pt" style:font-weight-asian="bold" style:font-size-complex="11pt" style:font-weight-complex="bold"/>
    </style:style>
    <style:style style:name="P33" style:family="paragraph" style:parent-style-name="Standard">
      <style:text-properties style:font-name="Nimbus Sans" fo:font-size="11pt" fo:font-weight="bold" officeooo:rsid="00d2ff1e" officeooo:paragraph-rsid="00d2ff1e" style:font-size-asian="11pt" style:font-weight-asian="bold" style:font-size-complex="11pt" style:font-weight-complex="bold"/>
    </style:style>
    <style:style style:name="P34" style:family="paragraph" style:parent-style-name="Standard">
      <style:text-properties style:font-name="Nimbus Sans" fo:font-size="11pt" fo:font-weight="bold" officeooo:rsid="00d4053f" officeooo:paragraph-rsid="00d4053f" style:font-size-asian="11pt" style:font-weight-asian="bold" style:font-size-complex="11pt" style:font-weight-complex="bold"/>
    </style:style>
    <style:style style:name="P35" style:family="paragraph" style:parent-style-name="Standard">
      <style:text-properties style:font-name="Nimbus Sans" fo:font-size="11pt" fo:font-weight="bold" officeooo:rsid="00d689e6" officeooo:paragraph-rsid="00d689e6" style:font-size-asian="11pt" style:font-weight-asian="bold" style:font-size-complex="11pt" style:font-weight-complex="bold"/>
    </style:style>
    <style:style style:name="P36" style:family="paragraph" style:parent-style-name="Standard">
      <style:text-properties style:font-name="Nimbus Sans" fo:font-size="11pt" fo:font-weight="bold" officeooo:rsid="00f306b5" officeooo:paragraph-rsid="00f306b5" style:font-size-asian="11pt" style:font-weight-asian="bold" style:font-size-complex="11pt" style:font-weight-complex="bold"/>
    </style:style>
    <style:style style:name="P37" style:family="paragraph" style:parent-style-name="Standard">
      <style:text-properties style:font-name="Nimbus Sans" fo:font-size="11pt" fo:font-weight="bold" officeooo:rsid="00f40b7b" officeooo:paragraph-rsid="00f40b7b" style:font-size-asian="11pt" style:font-weight-asian="bold" style:font-size-complex="11pt" style:font-weight-complex="bold"/>
    </style:style>
    <style:style style:name="P38" style:family="paragraph" style:parent-style-name="Standard">
      <style:text-properties style:font-name="Nimbus Sans" fo:font-size="11pt" fo:font-weight="normal" officeooo:rsid="0017f64e" officeooo:paragraph-rsid="0017f64e" style:font-size-asian="9.60000038146973pt" style:font-weight-asian="normal" style:font-size-complex="11pt" style:font-weight-complex="normal"/>
    </style:style>
    <style:style style:name="P39" style:family="paragraph" style:parent-style-name="Standard">
      <style:text-properties style:font-name="Nimbus Sans" fo:font-size="11pt" fo:font-weight="normal" officeooo:rsid="0023a48e" officeooo:paragraph-rsid="0023a48e" style:font-size-asian="9.60000038146973pt" style:font-weight-asian="normal" style:font-size-complex="11pt" style:font-weight-complex="normal"/>
    </style:style>
    <style:style style:name="P40" style:family="paragraph" style:parent-style-name="Standard">
      <style:text-properties style:font-name="Nimbus Sans" fo:font-size="11pt" fo:font-weight="normal" officeooo:rsid="0023a48e" officeooo:paragraph-rsid="00376454" style:font-size-asian="9.60000038146973pt" style:font-weight-asian="normal" style:font-size-complex="11pt" style:font-weight-complex="normal"/>
    </style:style>
    <style:style style:name="P41" style:family="paragraph" style:parent-style-name="Standard">
      <style:text-properties style:font-name="Nimbus Sans" fo:font-size="11pt" fo:font-weight="normal" officeooo:rsid="0023a48e" officeooo:paragraph-rsid="00573b72" style:font-size-asian="9.60000038146973pt" style:font-weight-asian="normal" style:font-size-complex="11pt" style:font-weight-complex="normal"/>
    </style:style>
    <style:style style:name="P42" style:family="paragraph" style:parent-style-name="Standard">
      <style:text-properties style:font-name="Nimbus Sans" fo:font-size="11pt" fo:font-weight="normal" officeooo:rsid="0023a48e" officeooo:paragraph-rsid="005d9fc0" style:font-size-asian="9.60000038146973pt" style:font-weight-asian="normal" style:font-size-complex="11pt" style:font-weight-complex="normal"/>
    </style:style>
    <style:style style:name="P43" style:family="paragraph" style:parent-style-name="Standard">
      <style:text-properties style:font-name="Nimbus Sans" fo:font-size="11pt" fo:font-weight="normal" officeooo:rsid="0023a48e" officeooo:paragraph-rsid="00a45a65" style:font-size-asian="9.60000038146973pt" style:font-weight-asian="normal" style:font-size-complex="11pt" style:font-weight-complex="normal"/>
    </style:style>
    <style:style style:name="P44" style:family="paragraph" style:parent-style-name="Standard">
      <style:text-properties style:font-name="Nimbus Sans" fo:font-size="11pt" fo:font-weight="normal" officeooo:rsid="00294ce8" officeooo:paragraph-rsid="00294ce8" style:font-size-asian="9.60000038146973pt" style:font-weight-asian="normal" style:font-size-complex="11pt" style:font-weight-complex="normal"/>
    </style:style>
    <style:style style:name="P45" style:family="paragraph" style:parent-style-name="Standard">
      <style:text-properties style:font-name="Nimbus Sans" fo:font-size="11pt" fo:font-weight="normal" officeooo:rsid="002b6605" officeooo:paragraph-rsid="002b6605" style:font-size-asian="9.60000038146973pt" style:font-weight-asian="normal" style:font-size-complex="11pt" style:font-weight-complex="normal"/>
    </style:style>
    <style:style style:name="P46" style:family="paragraph" style:parent-style-name="Standard">
      <style:text-properties style:font-name="Nimbus Sans" fo:font-size="11pt" fo:font-weight="normal" officeooo:rsid="002b6605" officeooo:paragraph-rsid="005576ad" style:font-size-asian="9.60000038146973pt" style:font-weight-asian="normal" style:font-size-complex="11pt" style:font-weight-complex="normal"/>
    </style:style>
    <style:style style:name="P47" style:family="paragraph" style:parent-style-name="Standard">
      <style:text-properties style:font-name="Nimbus Sans" fo:font-size="11pt" fo:font-weight="normal" officeooo:rsid="003669a3" officeooo:paragraph-rsid="003669a3" style:font-size-asian="9.60000038146973pt" style:font-weight-asian="normal" style:font-size-complex="11pt" style:font-weight-complex="normal"/>
    </style:style>
    <style:style style:name="P48" style:family="paragraph" style:parent-style-name="Standard">
      <style:text-properties style:font-name="Nimbus Sans" fo:font-size="11pt" fo:font-weight="normal" officeooo:rsid="003df071" officeooo:paragraph-rsid="003df071" style:font-size-asian="9.60000038146973pt" style:font-weight-asian="normal" style:font-size-complex="11pt" style:font-weight-complex="normal"/>
    </style:style>
    <style:style style:name="P49" style:family="paragraph" style:parent-style-name="Standard">
      <style:text-properties style:font-name="Nimbus Sans" fo:font-size="11pt" fo:font-weight="normal" officeooo:rsid="0045570f" officeooo:paragraph-rsid="0045570f" style:font-size-asian="9.60000038146973pt" style:font-weight-asian="normal" style:font-size-complex="11pt" style:font-weight-complex="normal"/>
    </style:style>
    <style:style style:name="P50" style:family="paragraph" style:parent-style-name="Standard">
      <style:text-properties style:font-name="Nimbus Sans" fo:font-size="11pt" fo:font-weight="normal" officeooo:rsid="004e5a3e" officeooo:paragraph-rsid="004e5a3e" style:font-size-asian="9.60000038146973pt" style:font-weight-asian="normal" style:font-size-complex="11pt" style:font-weight-complex="normal"/>
    </style:style>
    <style:style style:name="P51" style:family="paragraph" style:parent-style-name="Standard">
      <style:text-properties style:font-name="Nimbus Sans" fo:font-size="11pt" fo:font-weight="normal" officeooo:rsid="00534a0c" officeooo:paragraph-rsid="00534a0c" style:font-size-asian="9.60000038146973pt" style:font-weight-asian="normal" style:font-size-complex="11pt" style:font-weight-complex="normal"/>
    </style:style>
    <style:style style:name="P52" style:family="paragraph" style:parent-style-name="Standard">
      <style:text-properties style:font-name="Nimbus Sans" fo:font-size="11pt" fo:font-weight="normal" officeooo:rsid="005d9fc0" officeooo:paragraph-rsid="005d9fc0" style:font-size-asian="9.60000038146973pt" style:font-weight-asian="normal" style:font-size-complex="11pt" style:font-weight-complex="normal"/>
    </style:style>
    <style:style style:name="P53" style:family="paragraph" style:parent-style-name="Standard">
      <style:text-properties style:font-name="Nimbus Sans" fo:font-size="11pt" fo:font-weight="normal" officeooo:rsid="005d9fc0" officeooo:paragraph-rsid="005b4910" style:font-size-asian="9.60000038146973pt" style:font-weight-asian="normal" style:font-size-complex="11pt" style:font-weight-complex="normal"/>
    </style:style>
    <style:style style:name="P54" style:family="paragraph" style:parent-style-name="Standard">
      <style:paragraph-properties fo:break-before="column"/>
      <style:text-properties style:font-name="Nimbus Sans" fo:font-size="11pt" fo:font-weight="normal" officeooo:rsid="005d9fc0" officeooo:paragraph-rsid="005b4910" style:font-size-asian="9.60000038146973pt" style:font-weight-asian="normal" style:font-size-complex="11pt" style:font-weight-complex="normal"/>
    </style:style>
    <style:style style:name="P55" style:family="paragraph" style:parent-style-name="Standard">
      <style:paragraph-properties fo:break-before="column"/>
      <style:text-properties style:font-name="Nimbus Sans" fo:font-size="11pt" fo:font-weight="normal" officeooo:rsid="005d9fc0" officeooo:paragraph-rsid="006e9ed0" style:font-size-asian="9.60000038146973pt" style:font-weight-asian="normal" style:font-size-complex="11pt" style:font-weight-complex="normal"/>
    </style:style>
    <style:style style:name="P56" style:family="paragraph" style:parent-style-name="Standard">
      <style:text-properties style:font-name="Nimbus Sans" fo:font-size="11pt" fo:font-weight="normal" officeooo:rsid="0064cf06" officeooo:paragraph-rsid="0064cf06" style:font-size-asian="9.60000038146973pt" style:font-weight-asian="normal" style:font-size-complex="11pt" style:font-weight-complex="normal"/>
    </style:style>
    <style:style style:name="P57" style:family="paragraph" style:parent-style-name="Standard">
      <style:text-properties style:font-name="Nimbus Sans" fo:font-size="11pt" fo:font-weight="normal" officeooo:rsid="005b4910" officeooo:paragraph-rsid="005b4910" style:font-size-asian="9.60000038146973pt" style:font-weight-asian="normal" style:font-size-complex="11pt" style:font-weight-complex="normal"/>
    </style:style>
    <style:style style:name="P58" style:family="paragraph" style:parent-style-name="Standard">
      <style:paragraph-properties fo:break-before="column"/>
      <style:text-properties style:font-name="Nimbus Sans" fo:font-size="11pt" fo:font-weight="normal" officeooo:rsid="00669f00" officeooo:paragraph-rsid="00669f00" style:font-size-asian="9.60000038146973pt" style:font-weight-asian="normal" style:font-size-complex="11pt" style:font-weight-complex="normal"/>
    </style:style>
    <style:style style:name="P59" style:family="paragraph" style:parent-style-name="Standard">
      <style:text-properties style:font-name="Nimbus Sans" fo:font-size="11pt" fo:font-weight="normal" officeooo:rsid="0067bbe1" officeooo:paragraph-rsid="0067bbe1" style:font-size-asian="9.60000038146973pt" style:font-weight-asian="normal" style:font-size-complex="11pt" style:font-weight-complex="normal"/>
    </style:style>
    <style:style style:name="P60" style:family="paragraph" style:parent-style-name="Standard">
      <style:text-properties style:font-name="Nimbus Sans" fo:font-size="11pt" fo:font-weight="normal" officeooo:rsid="0067bbe1" officeooo:paragraph-rsid="006e9ed0" style:font-size-asian="9.60000038146973pt" style:font-weight-asian="normal" style:font-size-complex="11pt" style:font-weight-complex="normal"/>
    </style:style>
    <style:style style:name="P61" style:family="paragraph" style:parent-style-name="Standard">
      <style:text-properties style:font-name="Nimbus Sans" fo:font-size="11pt" fo:font-weight="normal" officeooo:rsid="006f4f2e" officeooo:paragraph-rsid="006d8d51" style:font-size-asian="9.60000038146973pt" style:font-weight-asian="normal" style:font-size-complex="11pt" style:font-weight-complex="normal"/>
    </style:style>
    <style:style style:name="P62" style:family="paragraph" style:parent-style-name="Standard">
      <style:text-properties style:font-name="Nimbus Sans" fo:font-size="11pt" fo:font-weight="normal" officeooo:rsid="0078445a" officeooo:paragraph-rsid="0078445a" style:font-size-asian="9.60000038146973pt" style:font-weight-asian="normal" style:font-size-complex="11pt" style:font-weight-complex="normal"/>
    </style:style>
    <style:style style:name="P63" style:family="paragraph" style:parent-style-name="Standard">
      <style:text-properties style:font-name="Nimbus Sans" fo:font-size="11pt" fo:font-weight="normal" officeooo:rsid="007fd7f3" officeooo:paragraph-rsid="007fd7f3" style:font-size-asian="9.60000038146973pt" style:font-weight-asian="normal" style:font-size-complex="11pt" style:font-weight-complex="normal"/>
    </style:style>
    <style:style style:name="P64" style:family="paragraph" style:parent-style-name="Standard">
      <style:text-properties style:font-name="Nimbus Sans" fo:font-size="11pt" fo:font-weight="normal" officeooo:rsid="008145b8" officeooo:paragraph-rsid="008145b8" style:font-size-asian="9.60000038146973pt" style:font-weight-asian="normal" style:font-size-complex="11pt" style:font-weight-complex="normal"/>
    </style:style>
    <style:style style:name="P65" style:family="paragraph" style:parent-style-name="Standard">
      <style:text-properties style:font-name="Nimbus Sans" fo:font-size="11pt" fo:font-weight="normal" officeooo:rsid="00925ef4" officeooo:paragraph-rsid="00925ef4" style:font-size-asian="9.60000038146973pt" style:font-weight-asian="normal" style:font-size-complex="11pt" style:font-weight-complex="normal"/>
    </style:style>
    <style:style style:name="P66" style:family="paragraph" style:parent-style-name="Standard">
      <style:text-properties style:font-name="Nimbus Sans" fo:font-size="11pt" fo:font-weight="normal" officeooo:rsid="00965d59" officeooo:paragraph-rsid="00965d59" style:font-size-asian="9.60000038146973pt" style:font-weight-asian="normal" style:font-size-complex="11pt" style:font-weight-complex="normal"/>
    </style:style>
    <style:style style:name="P67" style:family="paragraph" style:parent-style-name="Standard">
      <style:text-properties style:font-name="Nimbus Sans" fo:font-size="11pt" fo:font-weight="normal" officeooo:rsid="00a8c0e5" officeooo:paragraph-rsid="00a8c0e5" style:font-size-asian="9.60000038146973pt" style:font-weight-asian="normal" style:font-size-complex="11pt" style:font-weight-complex="normal"/>
    </style:style>
    <style:style style:name="P68" style:family="paragraph" style:parent-style-name="Standard">
      <style:text-properties style:font-name="Nimbus Sans" fo:font-size="11pt" fo:font-weight="normal" officeooo:rsid="00a40b13" officeooo:paragraph-rsid="00a40b13" style:font-size-asian="9.60000038146973pt" style:font-weight-asian="normal" style:font-size-complex="11pt" style:font-weight-complex="normal"/>
    </style:style>
    <style:style style:name="P69" style:family="paragraph" style:parent-style-name="Standard">
      <style:text-properties style:font-name="Nimbus Sans" fo:font-size="11pt" fo:font-weight="normal" officeooo:rsid="00a7e597" officeooo:paragraph-rsid="00a7e597" style:font-size-asian="9.60000038146973pt" style:font-weight-asian="normal" style:font-size-complex="11pt" style:font-weight-complex="normal"/>
    </style:style>
    <style:style style:name="P70" style:family="paragraph" style:parent-style-name="Standard">
      <style:text-properties style:font-name="Nimbus Sans" fo:font-size="11pt" fo:font-weight="normal" officeooo:rsid="00aa936c" officeooo:paragraph-rsid="00aa936c" style:font-size-asian="9.60000038146973pt" style:font-weight-asian="normal" style:font-size-complex="11pt" style:font-weight-complex="normal"/>
    </style:style>
    <style:style style:name="P71" style:family="paragraph" style:parent-style-name="Standard">
      <style:text-properties style:font-name="Nimbus Sans" fo:font-size="11pt" fo:font-weight="normal" officeooo:rsid="00af14ab" officeooo:paragraph-rsid="00af14ab" style:font-size-asian="9.60000038146973pt" style:font-weight-asian="normal" style:font-size-complex="11pt" style:font-weight-complex="normal"/>
    </style:style>
    <style:style style:name="P72" style:family="paragraph" style:parent-style-name="Standard">
      <style:text-properties style:font-name="Nimbus Sans" fo:font-size="11pt" fo:font-weight="normal" officeooo:rsid="00a45a65" officeooo:paragraph-rsid="00a45a65" style:font-size-asian="9.60000038146973pt" style:font-weight-asian="normal" style:font-size-complex="11pt" style:font-weight-complex="normal"/>
    </style:style>
    <style:style style:name="P73" style:family="paragraph" style:parent-style-name="Standard">
      <style:text-properties style:font-name="Nimbus Sans" fo:font-size="11pt" fo:font-weight="normal" officeooo:rsid="00833af2" officeooo:paragraph-rsid="00833af2" style:font-size-asian="11pt" style:font-weight-asian="normal" style:font-size-complex="11pt" style:font-weight-complex="normal"/>
    </style:style>
    <style:style style:name="P74" style:family="paragraph" style:parent-style-name="Standard">
      <style:text-properties style:font-name="Nimbus Sans" fo:font-size="11pt" fo:font-weight="normal" officeooo:rsid="0087dc3b" officeooo:paragraph-rsid="0087dc3b" style:font-size-asian="11pt" style:font-weight-asian="normal" style:font-size-complex="11pt" style:font-weight-complex="normal"/>
    </style:style>
    <style:style style:name="P75" style:family="paragraph" style:parent-style-name="Standard">
      <style:text-properties style:font-name="Nimbus Sans" fo:font-size="11pt" fo:font-weight="normal" officeooo:rsid="00af14ab" officeooo:paragraph-rsid="00c274a1" style:font-size-asian="11pt" style:font-weight-asian="normal" style:font-size-complex="11pt" style:font-weight-complex="normal"/>
    </style:style>
    <style:style style:name="P76" style:family="paragraph" style:parent-style-name="Standard">
      <style:text-properties style:font-name="Nimbus Sans" fo:font-size="11pt" fo:font-weight="normal" officeooo:rsid="00c274a1" officeooo:paragraph-rsid="00c274a1" style:font-size-asian="11pt" style:font-weight-asian="normal" style:font-size-complex="11pt" style:font-weight-complex="normal"/>
    </style:style>
    <style:style style:name="P77" style:family="paragraph" style:parent-style-name="Standard">
      <style:text-properties style:font-name="Nimbus Sans" fo:font-size="11pt" fo:font-weight="normal" officeooo:rsid="00c4f83b" officeooo:paragraph-rsid="00c4f83b" style:font-size-asian="11pt" style:font-weight-asian="normal" style:font-size-complex="11pt" style:font-weight-complex="normal"/>
    </style:style>
    <style:style style:name="P78" style:family="paragraph" style:parent-style-name="Standard">
      <style:text-properties style:font-name="Nimbus Sans" fo:font-size="11pt" fo:font-weight="normal" officeooo:rsid="00c6cd67" officeooo:paragraph-rsid="00c6cd67" style:font-size-asian="11pt" style:font-weight-asian="normal" style:font-size-complex="11pt" style:font-weight-complex="normal"/>
    </style:style>
    <style:style style:name="P79" style:family="paragraph" style:parent-style-name="Standard">
      <style:text-properties style:font-name="Nimbus Sans" fo:font-size="11pt" fo:font-weight="normal" officeooo:rsid="00c96b0b" officeooo:paragraph-rsid="00c96b0b" style:font-size-asian="11pt" style:font-weight-asian="normal" style:font-size-complex="11pt" style:font-weight-complex="normal"/>
    </style:style>
    <style:style style:name="P80" style:family="paragraph" style:parent-style-name="Standard">
      <style:text-properties style:font-name="Nimbus Sans" fo:font-size="11pt" fo:font-weight="normal" officeooo:rsid="00ca83e3" officeooo:paragraph-rsid="00ca83e3" style:font-size-asian="11pt" style:font-weight-asian="normal" style:font-size-complex="11pt" style:font-weight-complex="normal"/>
    </style:style>
    <style:style style:name="P81" style:family="paragraph" style:parent-style-name="Standard">
      <style:text-properties style:font-name="Nimbus Sans" fo:font-size="11pt" fo:font-weight="normal" officeooo:rsid="00ccd979" officeooo:paragraph-rsid="00ccd979" style:font-size-asian="11pt" style:font-weight-asian="normal" style:font-size-complex="11pt" style:font-weight-complex="normal"/>
    </style:style>
    <style:style style:name="P82" style:family="paragraph" style:parent-style-name="Standard">
      <style:text-properties style:font-name="Nimbus Sans" fo:font-size="11pt" fo:font-weight="normal" officeooo:rsid="00ccf12b" officeooo:paragraph-rsid="00ccf12b" style:font-size-asian="11pt" style:font-weight-asian="normal" style:font-size-complex="11pt" style:font-weight-complex="normal"/>
    </style:style>
    <style:style style:name="P83" style:family="paragraph" style:parent-style-name="Standard">
      <style:text-properties style:font-name="Nimbus Sans" fo:font-size="11pt" fo:font-weight="normal" officeooo:rsid="00ce0396" officeooo:paragraph-rsid="00ce0396" style:font-size-asian="11pt" style:font-weight-asian="normal" style:font-size-complex="11pt" style:font-weight-complex="normal"/>
    </style:style>
    <style:style style:name="P84" style:family="paragraph" style:parent-style-name="Standard">
      <style:text-properties style:font-name="Nimbus Sans" fo:font-size="11pt" fo:font-weight="normal" officeooo:rsid="00d689e6" officeooo:paragraph-rsid="00d689e6" style:font-size-asian="11pt" style:font-weight-asian="normal" style:font-size-complex="11pt" style:font-weight-complex="normal"/>
    </style:style>
    <style:style style:name="P85" style:family="paragraph" style:parent-style-name="Standard">
      <style:text-properties style:font-name="Nimbus Sans" fo:font-size="11pt" fo:font-weight="normal" officeooo:rsid="00ee09d2" officeooo:paragraph-rsid="00d689e6" style:font-size-asian="11pt" style:font-weight-asian="normal" style:font-size-complex="11pt" style:font-weight-complex="normal"/>
    </style:style>
    <style:style style:name="P86" style:family="paragraph" style:parent-style-name="Standard">
      <style:text-properties style:font-name="Nimbus Sans" fo:font-size="11pt" fo:font-weight="normal" officeooo:rsid="00f1269c" officeooo:paragraph-rsid="00f1269c" style:font-size-asian="11pt" style:font-weight-asian="normal" style:font-size-complex="11pt" style:font-weight-complex="normal"/>
    </style:style>
    <style:style style:name="P87" style:family="paragraph" style:parent-style-name="Standard">
      <style:text-properties style:font-name="Nimbus Sans" fo:font-size="11pt" fo:font-weight="normal" officeooo:rsid="00f306b5" officeooo:paragraph-rsid="00f306b5" style:font-size-asian="11pt" style:font-weight-asian="normal" style:font-size-complex="11pt" style:font-weight-complex="normal"/>
    </style:style>
    <style:style style:name="P88" style:family="paragraph" style:parent-style-name="Standard">
      <style:text-properties style:font-name="Nimbus Sans" fo:font-size="11pt" fo:font-weight="normal" officeooo:rsid="00f6f3f5" officeooo:paragraph-rsid="00f6f3f5" style:font-size-asian="11pt" style:font-weight-asian="normal" style:font-size-complex="11pt" style:font-weight-complex="normal"/>
    </style:style>
    <style:style style:name="P89" style:family="paragraph" style:parent-style-name="Standard">
      <style:text-properties style:font-name="Nimbus Sans" fo:font-size="11pt" fo:font-weight="normal" officeooo:rsid="00f790a1" officeooo:paragraph-rsid="00f790a1" style:font-size-asian="11pt" style:font-weight-asian="normal" style:font-size-complex="11pt" style:font-weight-complex="normal"/>
    </style:style>
    <style:style style:name="P90" style:family="paragraph" style:parent-style-name="Standard">
      <style:text-properties style:font-name="Nimbus Sans" fo:font-size="12pt" fo:font-weight="bold" officeooo:rsid="002b6605" officeooo:paragraph-rsid="002b6605" style:font-size-asian="12pt" style:font-weight-asian="bold" style:font-size-complex="12pt" style:font-weight-complex="bold"/>
    </style:style>
    <style:style style:name="P91" style:family="paragraph" style:parent-style-name="Standard">
      <style:text-properties style:font-name="Nimbus Sans" fo:font-size="12pt" fo:font-weight="bold" officeooo:rsid="002b6605" officeooo:paragraph-rsid="005576ad" style:font-size-asian="12pt" style:font-weight-asian="bold" style:font-size-complex="12pt" style:font-weight-complex="bold"/>
    </style:style>
    <style:style style:name="P92" style:family="paragraph" style:parent-style-name="Standard">
      <style:text-properties style:font-name="Nimbus Sans" fo:font-size="12pt" fo:font-weight="bold" officeooo:rsid="003df071" officeooo:paragraph-rsid="003df071" style:font-size-asian="12pt" style:font-weight-asian="bold" style:font-size-complex="12pt" style:font-weight-complex="bold"/>
    </style:style>
    <style:style style:name="P93" style:family="paragraph" style:parent-style-name="Standard">
      <style:text-properties style:font-name="Nimbus Sans" fo:font-size="12pt" fo:font-weight="bold" officeooo:rsid="005d9fc0" officeooo:paragraph-rsid="005d9fc0" style:font-size-asian="12pt" style:font-weight-asian="bold" style:font-size-complex="12pt" style:font-weight-complex="bold"/>
    </style:style>
    <style:style style:name="P94" style:family="paragraph" style:parent-style-name="Standard">
      <style:text-properties style:font-name="Nimbus Sans" fo:font-size="12pt" fo:font-weight="bold" officeooo:rsid="008145b8" officeooo:paragraph-rsid="008145b8" style:font-size-asian="12pt" style:font-weight-asian="bold" style:font-size-complex="12pt" style:font-weight-complex="bold"/>
    </style:style>
    <style:style style:name="P95" style:family="paragraph" style:parent-style-name="Standard">
      <style:text-properties style:font-name="Nimbus Sans" fo:font-size="12pt" fo:font-weight="bold" officeooo:rsid="0087dc3b" officeooo:paragraph-rsid="0087dc3b" style:font-size-asian="12pt" style:font-weight-asian="bold" style:font-size-complex="12pt" style:font-weight-complex="bold"/>
    </style:style>
    <style:style style:name="P96" style:family="paragraph" style:parent-style-name="Standard">
      <style:text-properties style:font-name="Nimbus Sans" fo:font-size="12pt" fo:font-weight="bold" officeooo:rsid="008afacd" officeooo:paragraph-rsid="008afacd" style:font-size-asian="12pt" style:font-weight-asian="bold" style:font-size-complex="12pt" style:font-weight-complex="bold"/>
    </style:style>
    <style:style style:name="P97" style:family="paragraph" style:parent-style-name="Standard">
      <style:text-properties style:font-name="Nimbus Sans" fo:font-size="12pt" fo:font-weight="bold" officeooo:rsid="008e417a" officeooo:paragraph-rsid="008e417a" style:font-size-asian="12pt" style:font-weight-asian="bold" style:font-size-complex="12pt" style:font-weight-complex="bold"/>
    </style:style>
    <style:style style:name="P98" style:family="paragraph" style:parent-style-name="Standard">
      <style:text-properties style:font-name="Nimbus Sans" fo:font-size="12pt" fo:font-weight="bold" officeooo:rsid="00aa936c" officeooo:paragraph-rsid="00aa936c" style:font-size-asian="12pt" style:font-weight-asian="bold" style:font-size-complex="12pt" style:font-weight-complex="bold"/>
    </style:style>
    <style:style style:name="P99" style:family="paragraph" style:parent-style-name="Standard">
      <style:text-properties style:font-name="Nimbus Sans" fo:font-size="12pt" fo:font-weight="bold" officeooo:rsid="00af14ab" officeooo:paragraph-rsid="00af14ab" style:font-size-asian="12pt" style:font-weight-asian="bold" style:font-size-complex="12pt" style:font-weight-complex="bold"/>
    </style:style>
    <style:style style:name="P100" style:family="paragraph" style:parent-style-name="Standard">
      <style:text-properties style:font-name="Nimbus Sans" fo:font-size="12pt" fo:font-weight="bold" officeooo:rsid="00b01826" officeooo:paragraph-rsid="00b01826" style:font-size-asian="12pt" style:font-weight-asian="bold" style:font-size-complex="12pt" style:font-weight-complex="bold"/>
    </style:style>
    <style:style style:name="P101" style:family="paragraph" style:parent-style-name="Standard">
      <style:text-properties style:font-name="Nimbus Sans" fo:font-size="12pt" fo:font-weight="bold" officeooo:rsid="00b41442" officeooo:paragraph-rsid="00b41442" style:font-size-asian="12pt" style:font-weight-asian="bold" style:font-size-complex="12pt" style:font-weight-complex="bold"/>
    </style:style>
    <style:style style:name="P102" style:family="paragraph" style:parent-style-name="Standard">
      <style:text-properties style:font-name="Nimbus Sans" fo:font-size="12pt" fo:font-weight="bold" officeooo:rsid="00c4f83b" officeooo:paragraph-rsid="00c4f83b" style:font-size-asian="12pt" style:font-weight-asian="bold" style:font-size-complex="12pt" style:font-weight-complex="bold"/>
    </style:style>
    <style:style style:name="P103" style:family="paragraph" style:parent-style-name="Standard">
      <style:text-properties style:font-name="Nimbus Sans" fo:font-size="12pt" fo:font-weight="bold" officeooo:rsid="00cb384d" officeooo:paragraph-rsid="00cb384d" style:font-size-asian="12pt" style:font-weight-asian="bold" style:font-size-complex="12pt" style:font-weight-complex="bold"/>
    </style:style>
    <style:style style:name="P104" style:family="paragraph" style:parent-style-name="Standard">
      <style:text-properties style:font-name="Nimbus Sans" fo:font-size="12pt" fo:font-weight="bold" officeooo:rsid="00d2ff1e" officeooo:paragraph-rsid="00d2ff1e" style:font-size-asian="12pt" style:font-weight-asian="bold" style:font-size-complex="12pt" style:font-weight-complex="bold"/>
    </style:style>
    <style:style style:name="P105" style:family="paragraph" style:parent-style-name="Standard">
      <style:text-properties style:font-name="Nimbus Sans" fo:font-size="12pt" fo:font-weight="bold" officeooo:rsid="00d4053f" officeooo:paragraph-rsid="00d4053f" style:font-size-asian="12pt" style:font-weight-asian="bold" style:font-size-complex="12pt" style:font-weight-complex="bold"/>
    </style:style>
    <style:style style:name="P106" style:family="paragraph" style:parent-style-name="Standard">
      <style:text-properties style:font-name="Nimbus Sans" fo:font-size="12pt" fo:font-weight="bold" officeooo:rsid="00d689e6" officeooo:paragraph-rsid="00d689e6" style:font-size-asian="12pt" style:font-weight-asian="bold" style:font-size-complex="12pt" style:font-weight-complex="bold"/>
    </style:style>
    <style:style style:name="P107" style:family="paragraph" style:parent-style-name="Standard">
      <style:text-properties style:font-name="Nimbus Sans" fo:font-size="12pt" fo:font-weight="bold" officeooo:rsid="00f1269c" officeooo:paragraph-rsid="00f1269c" style:font-size-asian="12pt" style:font-weight-asian="bold" style:font-size-complex="12pt" style:font-weight-complex="bold"/>
    </style:style>
    <style:style style:name="P108" style:family="paragraph" style:parent-style-name="Standard">
      <style:text-properties style:font-name="Nimbus Sans" fo:font-size="12pt" fo:font-weight="bold" officeooo:rsid="00f6f3f5" officeooo:paragraph-rsid="00f6f3f5" style:font-size-asian="12pt" style:font-weight-asian="bold" style:font-size-complex="12pt" style:font-weight-complex="bold"/>
    </style:style>
    <style:style style:name="P109" style:family="paragraph" style:parent-style-name="Standard">
      <style:text-properties style:font-name="Nimbus Sans" fo:font-size="12pt" fo:font-weight="bold" officeooo:rsid="00f790a1" officeooo:paragraph-rsid="00f790a1" style:font-size-asian="12pt" style:font-weight-asian="bold" style:font-size-complex="12pt" style:font-weight-complex="bold"/>
    </style:style>
    <style:style style:name="P110" style:family="paragraph" style:parent-style-name="Standard">
      <style:text-properties style:font-name="Nimbus Sans" fo:font-size="12pt" fo:font-weight="normal" officeooo:rsid="005d9fc0" officeooo:paragraph-rsid="005d9fc0" style:font-size-asian="12pt" style:font-weight-asian="normal" style:font-size-complex="12pt" style:font-weight-complex="normal"/>
    </style:style>
    <style:style style:name="P111" style:family="paragraph" style:parent-style-name="Standard">
      <style:text-properties style:font-name="Nimbus Sans" fo:font-size="12pt" fo:font-weight="normal" officeooo:rsid="0087dc3b" officeooo:paragraph-rsid="0087dc3b" style:font-size-asian="12pt" style:font-weight-asian="normal" style:font-size-complex="12pt" style:font-weight-complex="normal"/>
    </style:style>
    <style:style style:name="P112" style:family="paragraph" style:parent-style-name="Standard">
      <style:text-properties style:font-name="Nimbus Sans" fo:font-size="12pt" fo:font-weight="normal" officeooo:rsid="008afacd" officeooo:paragraph-rsid="008afacd" style:font-size-asian="12pt" style:font-weight-asian="normal" style:font-size-complex="12pt" style:font-weight-complex="normal"/>
    </style:style>
    <style:style style:name="P113" style:family="paragraph" style:parent-style-name="Standard">
      <style:text-properties style:font-name="Nimbus Sans" fo:font-size="12pt" fo:font-weight="normal" officeooo:rsid="00af14ab" officeooo:paragraph-rsid="00af14ab" style:font-size-asian="12pt" style:font-weight-asian="normal" style:font-size-complex="12pt" style:font-weight-complex="normal"/>
    </style:style>
    <style:style style:name="P114" style:family="paragraph" style:parent-style-name="Standard">
      <style:text-properties style:font-name="Nimbus Sans" fo:font-size="12pt" fo:font-weight="normal" officeooo:rsid="00af14ab" officeooo:paragraph-rsid="00b01826" style:font-size-asian="12pt" style:font-weight-asian="normal" style:font-size-complex="12pt" style:font-weight-complex="normal"/>
    </style:style>
    <style:style style:name="P115" style:family="paragraph" style:parent-style-name="Standard">
      <style:text-properties style:font-name="Nimbus Sans" fo:font-size="12pt" fo:font-weight="normal" officeooo:rsid="00b01826" officeooo:paragraph-rsid="00b01826" style:font-size-asian="12pt" style:font-weight-asian="normal" style:font-size-complex="12pt" style:font-weight-complex="normal"/>
    </style:style>
    <style:style style:name="P116" style:family="paragraph" style:parent-style-name="Standard">
      <style:text-properties style:font-name="Nimbus Sans" fo:font-size="12pt" fo:font-weight="normal" officeooo:rsid="00b41442" officeooo:paragraph-rsid="00b41442" style:font-size-asian="12pt" style:font-weight-asian="normal" style:font-size-complex="12pt" style:font-weight-complex="normal"/>
    </style:style>
    <style:style style:name="P117" style:family="paragraph" style:parent-style-name="Standard">
      <style:text-properties style:font-name="Nimbus Sans" fo:font-size="12pt" fo:font-weight="normal" officeooo:rsid="00ce0396" officeooo:paragraph-rsid="00ce0396" style:font-size-asian="12pt" style:font-weight-asian="normal" style:font-size-complex="12pt" style:font-weight-complex="normal"/>
    </style:style>
    <style:style style:name="P118" style:family="paragraph" style:parent-style-name="Standard">
      <style:text-properties style:font-name="Nimbus Sans" fo:font-size="12pt" fo:font-weight="normal" officeooo:rsid="00d689e6" officeooo:paragraph-rsid="00d689e6" style:font-size-asian="12pt" style:font-weight-asian="normal" style:font-size-complex="12pt" style:font-weight-complex="normal"/>
    </style:style>
    <style:style style:name="P119" style:family="paragraph" style:parent-style-name="Standard">
      <style:text-properties style:font-name="Nimbus Sans" fo:font-size="11pt" fo:font-weight="normal" officeooo:rsid="00f40b7b" officeooo:paragraph-rsid="00f40b7b" style:font-size-asian="11pt" style:font-weight-asian="normal" style:font-size-complex="11pt" style:font-weight-complex="normal"/>
    </style:style>
    <style:style style:name="P120" style:family="paragraph" style:parent-style-name="Standard">
      <style:text-properties style:font-name="Nimbus Sans" fo:font-size="11pt" fo:font-weight="normal" officeooo:rsid="00ff4f69" officeooo:paragraph-rsid="00ff4f69" style:font-size-asian="11pt" style:font-weight-asian="normal" style:font-size-complex="11pt" style:font-weight-complex="normal"/>
    </style:style>
    <style:style style:name="P121" style:family="paragraph" style:parent-style-name="Standard">
      <style:text-properties style:font-name="Nimbus Sans" fo:font-size="11pt" fo:font-weight="normal" officeooo:rsid="01064682" officeooo:paragraph-rsid="01064682" style:font-size-asian="11pt" style:font-weight-asian="normal" style:font-size-complex="11pt" style:font-weight-complex="normal"/>
    </style:style>
    <style:style style:name="P122" style:family="paragraph" style:parent-style-name="Standard">
      <style:text-properties style:font-name="Nimbus Sans" fo:font-size="11pt" fo:font-weight="normal" officeooo:rsid="01071dde" officeooo:paragraph-rsid="01071dde" style:font-size-asian="11pt" style:font-weight-asian="normal" style:font-size-complex="11pt" style:font-weight-complex="normal"/>
    </style:style>
    <style:style style:name="P123" style:family="paragraph" style:parent-style-name="Standard">
      <style:text-properties style:font-name="Nimbus Sans" fo:font-size="11pt" fo:font-weight="normal" officeooo:rsid="010ad66e" officeooo:paragraph-rsid="010ad66e" style:font-size-asian="11pt" style:font-weight-asian="normal" style:font-size-complex="11pt" style:font-weight-complex="normal"/>
    </style:style>
    <style:style style:name="P124" style:family="paragraph" style:parent-style-name="Standard">
      <style:text-properties style:font-name="Nimbus Sans" fo:font-size="11pt" fo:font-weight="normal" officeooo:rsid="010e28b3" officeooo:paragraph-rsid="010e28b3" style:font-size-asian="11pt" style:font-weight-asian="normal" style:font-size-complex="11pt" style:font-weight-complex="normal"/>
    </style:style>
    <style:style style:name="P125" style:family="paragraph" style:parent-style-name="Standard">
      <style:text-properties style:font-name="Nimbus Sans" fo:font-size="11pt" fo:font-weight="normal" officeooo:rsid="010faeab" officeooo:paragraph-rsid="010faeab" style:font-size-asian="11pt" style:font-weight-asian="normal" style:font-size-complex="11pt" style:font-weight-complex="normal"/>
    </style:style>
    <style:style style:name="P126" style:family="paragraph" style:parent-style-name="Standard">
      <style:text-properties style:font-name="Nimbus Sans" fo:font-size="11pt" fo:font-weight="normal" officeooo:rsid="011030a9" officeooo:paragraph-rsid="011030a9" style:font-size-asian="9.60000038146973pt" style:font-weight-asian="normal" style:font-size-complex="11pt" style:font-weight-complex="normal"/>
    </style:style>
    <style:style style:name="P127" style:family="paragraph" style:parent-style-name="Standard">
      <style:text-properties style:font-name="Nimbus Sans" fo:font-size="11pt" fo:font-weight="bold" officeooo:rsid="010faeab" officeooo:paragraph-rsid="010faeab" style:font-size-asian="11pt" style:font-weight-asian="bold" style:font-size-complex="11pt" style:font-weight-complex="bold"/>
    </style:style>
    <style:style style:name="P128" style:family="paragraph" style:parent-style-name="Standard">
      <style:text-properties style:font-name="Nimbus Sans" fo:font-size="11pt" fo:font-weight="bold" officeooo:rsid="011030a9" officeooo:paragraph-rsid="011030a9" style:font-size-asian="9.60000038146973pt" style:font-weight-asian="bold" style:font-size-complex="11pt" style:font-weight-complex="bold"/>
    </style:style>
    <style:style style:name="P129" style:family="paragraph" style:parent-style-name="Standard">
      <style:text-properties style:font-name="Nimbus Sans" fo:font-size="12pt" fo:font-weight="bold" officeooo:rsid="010ad66e" officeooo:paragraph-rsid="010ad66e" style:font-size-asian="12pt" style:font-weight-asian="bold" style:font-size-complex="12pt" style:font-weight-complex="bold"/>
    </style:style>
    <style:style style:name="P130" style:family="paragraph" style:parent-style-name="Standard">
      <style:text-properties style:font-name="Nimbus Sans" fo:font-size="12pt" fo:font-weight="bold" officeooo:rsid="010faeab" officeooo:paragraph-rsid="010faeab" style:font-size-asian="12pt" style:font-weight-asian="bold" style:font-size-complex="12pt" style:font-weight-complex="bold"/>
    </style:style>
    <style:style style:name="T1" style:family="text">
      <style:text-properties officeooo:rsid="0017f64e"/>
    </style:style>
    <style:style style:name="T2" style:family="text">
      <style:text-properties officeooo:rsid="002dd73f"/>
    </style:style>
    <style:style style:name="T3" style:family="text">
      <style:text-properties officeooo:rsid="0035283f"/>
    </style:style>
    <style:style style:name="T4" style:family="text">
      <style:text-properties officeooo:rsid="003960d6"/>
    </style:style>
    <style:style style:name="T5" style:family="text">
      <style:text-properties officeooo:rsid="003df071"/>
    </style:style>
    <style:style style:name="T6" style:family="text">
      <style:text-properties fo:font-weight="normal" style:font-weight-asian="normal" style:font-weight-complex="normal"/>
    </style:style>
    <style:style style:name="T7" style:family="text">
      <style:text-properties fo:font-weight="normal" officeooo:rsid="0041dc6d" style:font-weight-asian="normal" style:font-weight-complex="normal"/>
    </style:style>
    <style:style style:name="T8" style:family="text">
      <style:text-properties fo:font-weight="normal" officeooo:rsid="00446aa7" style:font-weight-asian="normal" style:font-weight-complex="normal"/>
    </style:style>
    <style:style style:name="T9" style:family="text">
      <style:text-properties fo:font-weight="normal" officeooo:rsid="00573b72" style:font-weight-asian="normal" style:font-weight-complex="normal"/>
    </style:style>
    <style:style style:name="T10" style:family="text">
      <style:text-properties fo:font-weight="normal" officeooo:rsid="0059afe1" style:font-weight-asian="normal" style:font-weight-complex="normal"/>
    </style:style>
    <style:style style:name="T11" style:family="text">
      <style:text-properties fo:font-weight="normal" officeooo:rsid="005d9fc0" style:font-weight-asian="normal" style:font-weight-complex="normal"/>
    </style:style>
    <style:style style:name="T12" style:family="text">
      <style:text-properties fo:font-weight="normal" officeooo:rsid="00640c7b" style:font-weight-asian="normal" style:font-weight-complex="normal"/>
    </style:style>
    <style:style style:name="T13" style:family="text">
      <style:text-properties fo:font-weight="normal" officeooo:rsid="0067bbe1" style:font-weight-asian="normal" style:font-weight-complex="normal"/>
    </style:style>
    <style:style style:name="T14" style:family="text">
      <style:text-properties fo:font-weight="normal" officeooo:rsid="0076ae14" style:font-weight-asian="normal" style:font-weight-complex="normal"/>
    </style:style>
    <style:style style:name="T15" style:family="text">
      <style:text-properties fo:font-weight="normal" officeooo:rsid="00784139" style:font-weight-asian="normal" style:font-weight-complex="normal"/>
    </style:style>
    <style:style style:name="T16" style:family="text">
      <style:text-properties fo:font-weight="normal" officeooo:rsid="007fd7f3" style:font-weight-asian="normal" style:font-weight-complex="normal"/>
    </style:style>
    <style:style style:name="T17" style:family="text">
      <style:text-properties fo:font-weight="normal" officeooo:rsid="008889da" style:font-weight-asian="normal" style:font-weight-complex="normal"/>
    </style:style>
    <style:style style:name="T18" style:family="text">
      <style:text-properties fo:font-weight="normal" officeooo:rsid="008afacd" style:font-weight-asian="normal" style:font-weight-complex="normal"/>
    </style:style>
    <style:style style:name="T19" style:family="text">
      <style:text-properties fo:font-weight="normal" officeooo:rsid="00a40b13" style:font-weight-asian="normal" style:font-weight-complex="normal"/>
    </style:style>
    <style:style style:name="T20" style:family="text">
      <style:text-properties fo:font-weight="normal" officeooo:rsid="00a45a65" style:font-weight-asian="normal" style:font-weight-complex="normal"/>
    </style:style>
    <style:style style:name="T21" style:family="text">
      <style:text-properties fo:font-weight="normal" officeooo:rsid="00a7e597" style:font-weight-asian="normal" style:font-weight-complex="normal"/>
    </style:style>
    <style:style style:name="T22" style:family="text">
      <style:text-properties fo:font-weight="normal" officeooo:rsid="00f40b7b" style:font-weight-asian="normal" style:font-weight-complex="normal"/>
    </style:style>
    <style:style style:name="T23" style:family="text">
      <style:text-properties officeooo:rsid="0045570f"/>
    </style:style>
    <style:style style:name="T24" style:family="text">
      <style:text-properties officeooo:rsid="004e5a3e"/>
    </style:style>
    <style:style style:name="T25" style:family="text">
      <style:text-properties fo:font-weight="bold" style:font-weight-asian="bold" style:font-weight-complex="bold"/>
    </style:style>
    <style:style style:name="T26" style:family="text">
      <style:text-properties fo:font-weight="bold" officeooo:rsid="0097df90" style:font-weight-asian="bold" style:font-weight-complex="bold"/>
    </style:style>
    <style:style style:name="T27" style:family="text">
      <style:text-properties fo:font-weight="bold" officeooo:rsid="010849dd" style:font-weight-asian="bold" style:font-weight-complex="bold"/>
    </style:style>
    <style:style style:name="T28" style:family="text">
      <style:text-properties officeooo:rsid="005406bf"/>
    </style:style>
    <style:style style:name="T29" style:family="text">
      <style:text-properties officeooo:rsid="00573b72"/>
    </style:style>
    <style:style style:name="T30" style:family="text">
      <style:text-properties officeooo:rsid="0058b6fc"/>
    </style:style>
    <style:style style:name="T31" style:family="text">
      <style:text-properties officeooo:rsid="0059afe1"/>
    </style:style>
    <style:style style:name="T32" style:family="text">
      <style:text-properties officeooo:rsid="005b4910"/>
    </style:style>
    <style:style style:name="T33" style:family="text">
      <style:text-properties officeooo:rsid="005d9fc0"/>
    </style:style>
    <style:style style:name="T34" style:family="text">
      <style:text-properties officeooo:rsid="006e9ed0"/>
    </style:style>
    <style:style style:name="T35" style:family="text">
      <style:text-properties officeooo:rsid="006f211b"/>
    </style:style>
    <style:style style:name="T36" style:family="text">
      <style:text-properties officeooo:rsid="006f4f2e"/>
    </style:style>
    <style:style style:name="T37" style:family="text">
      <style:text-properties officeooo:rsid="00833af2"/>
    </style:style>
    <style:style style:name="T38" style:family="text">
      <style:text-properties officeooo:rsid="0087e4be"/>
    </style:style>
    <style:style style:name="T39" style:family="text">
      <style:text-properties officeooo:rsid="00ad3b66"/>
    </style:style>
    <style:style style:name="T40" style:family="text">
      <style:text-properties officeooo:rsid="00c274a1"/>
    </style:style>
    <style:style style:name="T41" style:family="text">
      <style:text-properties officeooo:rsid="00c4f83b"/>
    </style:style>
    <style:style style:name="T42" style:family="text">
      <style:text-properties officeooo:rsid="00af14ab"/>
    </style:style>
    <style:style style:name="T43" style:family="text">
      <style:text-properties officeooo:rsid="00ca83e3"/>
    </style:style>
    <style:style style:name="T44" style:family="text">
      <style:text-properties fo:font-size="12pt" style:font-size-asian="12pt" style:font-size-complex="12pt"/>
    </style:style>
    <style:style style:name="T45" style:family="text">
      <style:text-properties fo:font-size="12pt" officeooo:rsid="00cb384d" style:font-size-asian="10.5pt" style:font-size-complex="12pt"/>
    </style:style>
    <style:style style:name="T46" style:family="text">
      <style:text-properties officeooo:rsid="00ce0396"/>
    </style:style>
    <style:style style:name="T47" style:family="text">
      <style:text-properties officeooo:rsid="00e1327a"/>
    </style:style>
    <style:style style:name="T48" style:family="text">
      <style:text-properties officeooo:rsid="00e70d22"/>
    </style:style>
    <style:style style:name="T49" style:family="text">
      <style:text-properties officeooo:rsid="00ee09d2"/>
    </style:style>
    <style:style style:name="T50" style:family="text">
      <style:text-properties officeooo:rsid="00f1c61b"/>
    </style:style>
    <style:style style:name="T51" style:family="text">
      <style:text-properties officeooo:rsid="00f7100c"/>
    </style:style>
    <style:style style:name="T52" style:family="text">
      <style:text-properties officeooo:rsid="00fa2fc5"/>
    </style:style>
    <style:style style:name="T53" style:family="text">
      <style:text-properties officeooo:rsid="010ae841"/>
    </style:style>
    <style:style style:name="T54" style:family="text">
      <style:text-properties officeooo:rsid="010fc0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Understanding how to create and access elements in a list.</text:p>
      <text:p text:style-name="P38">To create a list we place elements inside [ ] and seperate theme with commas</text:p>
      <text:p text:style-name="P39">fruits = [“banana”, “apple”,”mango”]</text:p>
      <text:p text:style-name="P39"/>
      <text:p text:style-name="P44">list elements can be accessed by index values or range of index :</text:p>
      <text:p text:style-name="P44">fruit<text:span text:style-name="T5">s</text:span>[0]</text:p>
      <text:p text:style-name="P44">fruit<text:span text:style-name="T5">s</text:span>[1]</text:p>
      <text:p text:style-name="P44">fruit<text:span text:style-name="T5">s</text:span>[2]</text:p>
      <text:p text:style-name="P45">fruit<text:span text:style-name="T5">s</text:span>[-1]</text:p>
      <text:p text:style-name="P45">fruit<text:span text:style-name="T5">s</text:span>[0:<text:span text:style-name="T2">2</text:span>]</text:p>
      <text:p text:style-name="P45"/>
      <text:p text:style-name="P45"/>
      <text:p text:style-name="P90"><text:span text:style-name="T3">2.</text:span>Indexing in lists (positive and negative indexing).</text:p>
      <text:p text:style-name="P47">Elements of a list can be accessed by index value, index can be negative or positive</text:p>
      <text:p text:style-name="P49">by default a list’s index starts from zero</text:p>
      <text:p text:style-name="P40"/>
      <text:p text:style-name="P40">fruits = [“banana”, “apple”,”mango”,”<text:span text:style-name="T4">cherry</text:span>”]</text:p>
      <text:p text:style-name="P40"/>
      <text:p text:style-name="P3"><text:span text:style-name="T5">P</text:span>ositive indexing : <text:span text:style-name="T7">positive index access element froms starting of list</text:span></text:p>
      <text:p text:style-name="P48">fruit = fruits[1] <text:s/><text:span text:style-name="T23"># apple</text:span></text:p>
      <text:p text:style-name="P48">fruit = fruits[2] <text:s/><text:span text:style-name="T23"># </text:span><text:span text:style-name="T24">mango</text:span></text:p>
      <text:p text:style-name="P48"/>
      <text:p text:style-name="P4"><text:span text:style-name="T5">Negative </text:span>indexing : <text:span text:style-name="T8">negative index access element from end of the list</text:span></text:p>
      <text:p text:style-name="P48">fruit = fruits[-1] <text:span text:style-name="T24"># cherry</text:span></text:p>
      <text:p text:style-name="P48">fruit = fruits[-2] <text:span text:style-name="T24"># mango</text:span></text:p>
      <text:p text:style-name="P48"/>
      <text:p text:style-name="P92"/>
      <text:p text:style-name="P92"><text:span text:style-name="T24">3.</text:span>Slicing a list: accessing a range of elements.</text:p>
      <text:p text:style-name="P51">Slicing is a method to extract a subset of elements from a list, the new list can be modifing without reflecting the changes to old list axcepts it have a nested list portion, <text:span text:style-name="T28">nested portion shares same reference to object</text:span></text:p>
      <text:p text:style-name="P50">Multiple element of a list can be accessed by provind a range of index </text:p>
      <text:p text:style-name="P50">a range can be specify by <text:span text:style-name="T25">[start : end : steps]</text:span></text:p>
      <text:p text:style-name="P41"/>
      <text:p text:style-name="P41">fruits = [“banana”, “apple”,”mango”,”<text:span text:style-name="T4">cherry</text:span>”]</text:p>
      <text:p text:style-name="P41"/>
      <text:p text:style-name="P2">fruit<text:span text:style-name="T5">s</text:span>[0:<text:span text:style-name="T2">2</text:span>] <text:s/><text:span text:style-name="T29"># </text:span><text:span text:style-name="T9">[“banana”,”apple”,”mango”]</text:span></text:p>
      <text:p text:style-name="P2"/>
      <text:p text:style-name="P46"/>
      <text:p text:style-name="P91"><text:span text:style-name="T30">4.</text:span>Common list operations: concatenation, repetition, membership.</text:p>
      <text:p text:style-name="P5">Concatenation: <text:span text:style-name="T10">list can be concatenate usign </text:span><text:span text:style-name="T31">+ operator </text:span><text:span text:style-name="T10">or </text:span><text:span text:style-name="T32">extend</text:span><text:span text:style-name="T31">()</text:span><text:span text:style-name="T10"> method</text:span></text:p>
      <text:p text:style-name="P57">l1 = [1,2,3]</text:p>
      <text:p text:style-name="P57">l2 = [4,5,6]</text:p>
      <text:p text:style-name="P57">l1 += l2</text:p>
      <text:p text:style-name="P57"/>
      <text:p text:style-name="P6"><text:span text:style-name="T6">l1.</text:span><text:span text:style-name="T11">extend(l2)</text:span></text:p>
      <text:p text:style-name="P53"/>
      <text:p text:style-name="P8"><text:span text:style-name="T33">r</text:span>epetition : <text:span text:style-name="T6">elements inside a list can be repeted using * operator </text:span></text:p>
      <text:p text:style-name="P58">l1 *= 2</text:p>
      <text:p text:style-name="P54"/>
      <text:p text:style-name="P9"><text:span text:style-name="T33">m</text:span>embership : <text:span text:style-name="T13">membership operator used to check if a value is member of list or not</text:span></text:p>
      <text:p text:style-name="P10">in<text:span text:style-name="T6"> operator checks if value is member</text:span></text:p>
      <text:p text:style-name="P10">not in<text:span text:style-name="T6"> checks if value is not a member</text:span></text:p>
      <text:p text:style-name="P59"/>
      <text:p text:style-name="P60"/>
      <table:table table:name="Table1" table:style-name="Table1">
        <table:table-column table:style-name="Table1.A"/>
        <table:table-column table:style-name="Table1.B"/>
        <table:table-row>
          <table:table-cell table:style-name="Table1.A1" office:value-type="string">
            <text:p text:style-name="P11"><text:span text:style-name="T33">i</text:span>f 1 in l1:</text:p>
            <text:p text:style-name="P12"><text:s text:c="4"/>print(f“{1} is a member”)</text:p>
          </table:table-cell>
          <table:table-cell table:style-name="Table1.B1" office:value-type="string">
            <text:p text:style-name="P11"><text:span text:style-name="T33">I</text:span>f 1 <text:span text:style-name="T34">not</text:span> in l1:</text:p>
            <text:p text:style-name="P11"><text:s text:c="4"/><text:span text:style-name="T34">print(f“{1} </text:span><text:span text:style-name="T35">is</text:span><text:span text:style-name="T34"> not a member”)</text:span></text:p>
            <text:p text:style-name="P12"/>
            <text:p text:style-name="P12"/>
          </table:table-cell>
        </table:table-row>
      </table:table>
      <text:p text:style-name="P55"><text:soft-page-break/></text:p>
      <text:p text:style-name="P61"/>
      <text:p text:style-name="P93">5.Understanding list methods like append(), insert(), remove(), pop()</text:p>
      <text:p text:style-name="P110">This are the methods to modify a list:</text:p>
      <text:p text:style-name="P42">fruits = [“banana”, “apple”,”mango”,”<text:span text:style-name="T4">cherry</text:span>”]</text:p>
      <text:p text:style-name="P42"/>
      <text:p text:style-name="P7">append() : <text:span text:style-name="T12">add new element or a list at the end of a list</text:span></text:p>
      <text:p text:style-name="P52">fruits.append(“pinapple”)</text:p>
      <text:p text:style-name="P56">fruits.append(<text:span text:style-name="T36">[“papaya”,”orange”]</text:span>)</text:p>
      <text:p text:style-name="P56"/>
      <text:p text:style-name="P13">insert():<text:span text:style-name="T14"> insert a element at specific index in lis</text:span><text:span text:style-name="T15">t</text:span></text:p>
      <text:p text:style-name="P62">fruits.insert(2,”peru”)</text:p>
      <text:p text:style-name="P62"/>
      <text:p text:style-name="P14">remove(): <text:span text:style-name="T16">remove the first occurrence of an element in list</text:span></text:p>
      <text:p text:style-name="P63">fruits.remove(“peru”)</text:p>
      <text:p text:style-name="P63"/>
      <text:p text:style-name="P15">pop(): <text:span text:style-name="T6">returns or remove an element at specific index, by default returns last element</text:span></text:p>
      <text:p text:style-name="P64">fruits.pop()</text:p>
      <text:p text:style-name="P64"/>
      <text:p text:style-name="P64"/>
      <text:p text:style-name="P94"/>
      <text:p text:style-name="P94"><text:span text:style-name="T37">6.</text:span>Iterating over a list using loops.</text:p>
      <text:p text:style-name="P73">Iterate over a loop can be done using for loop or while loop</text:p>
      <text:p text:style-name="P24">for loop:</text:p>
      <text:p text:style-name="P73">for i in list:</text:p>
      <text:p text:style-name="P73"><text:s text:c="4"/>print(i)</text:p>
      <text:p text:style-name="P73"/>
      <text:p text:style-name="P25">while loop:</text:p>
      <text:p text:style-name="P74">i = 0</text:p>
      <text:p text:style-name="P74">while i &lt; len(list):</text:p>
      <text:p text:style-name="P74"><text:s text:c="4"/>print(list[i])</text:p>
      <text:p text:style-name="P74"><text:s text:c="4"/>i += 1</text:p>
      <text:p text:style-name="P111"/>
      <text:p text:style-name="P95"/>
      <text:p text:style-name="P95">7.Sorting and reversing a list using sort(), sorted(), and reverse().</text:p>
      <text:p text:style-name="P26"><text:span text:style-name="T38">s</text:span>ort() :<text:span text:style-name="T6"> <text:s/></text:span><text:span text:style-name="T17">sort the list in assending order by default</text:span></text:p>
      <text:p text:style-name="P27">sorted(): <text:span text:style-name="T18">sorted uses to sort a list but it returns a new list object</text:span></text:p>
      <text:p text:style-name="P28">reverse() : <text:span text:style-name="T6">reverse the order of elements in list <text:s/></text:span></text:p>
      <text:p text:style-name="P112"/>
      <text:p text:style-name="P96"/>
      <text:p text:style-name="P96"/>
      <text:p text:style-name="P97">8.Basic list manipulations: addition, deletion, updating, and slicing.</text:p>
      <text:p text:style-name="P43">fruits = [“banana”, “apple”,”mango”,”<text:span text:style-name="T4">cherry</text:span>”]</text:p>
      <text:p text:style-name="P16">Addition :</text:p>
      <text:p text:style-name="P65">to add one list into another list we can use <text:span text:style-name="T25">+ operator.</text:span></text:p>
      <text:p text:style-name="P66"><text:span text:style-name="T26">l</text:span><text:span text:style-name="T25">ist1 += list2</text:span></text:p>
      <text:p text:style-name="P17"/>
      <text:p text:style-name="P18">Deletion:</text:p>
      <text:p text:style-name="P19">pop(): <text:span text:style-name="T6">pop removes a element from a specific element or by default removes </text:span><text:span text:style-name="T19">last element from list</text:span></text:p>
      <text:p text:style-name="P68">list.pop() or list.pop(2)</text:p>
      <text:p text:style-name="P20">remove(): <text:span text:style-name="T20">remove() method removes specific elements first occurance in list</text:span></text:p>
      <text:p text:style-name="P72">list.remove(“banana”) </text:p>
      <text:p text:style-name="P21">clear(): <text:span text:style-name="T6">clear method clear the list </text:span><text:span text:style-name="T21">and make it empty</text:span></text:p>
      <text:p text:style-name="P69">list.clear()</text:p>
      <text:p text:style-name="P22">del : <text:span text:style-name="T6">del can remove list or element of list from memory</text:span></text:p>
      <text:p text:style-name="P67">del list or del list[3]</text:p>
      <text:p text:style-name="P67"/>
      <text:p text:style-name="P67"/>
      <text:p text:style-name="P23"><text:soft-page-break/>Update: </text:p>
      <text:p text:style-name="P23">insert: <text:span text:style-name="T6">insert method add a new element or list at a given index</text:span></text:p>
      <text:p text:style-name="P23">extend: <text:span text:style-name="T6">extend method extend a list with another list by addint it end of the lis</text:span></text:p>
      <text:p text:style-name="P70"/>
      <text:p text:style-name="P70"/>
      <text:p text:style-name="P98"/>
      <text:p text:style-name="P98"><text:span text:style-name="T39">9.</text:span>Introduction to tuples, immutability.</text:p>
      <text:p text:style-name="P71">Tuples are immutable in python, after creating a tuple it have a fixed size and it can not be modified after creating,but any list nested inside a tuple can be modified.</text:p>
      <text:p text:style-name="P71"/>
      <text:p text:style-name="P113"/>
      <text:p text:style-name="P99">10.Creating and accessing elements in a tuple.</text:p>
      <text:p text:style-name="P99">Creating tuple:</text:p>
      <text:p text:style-name="P113">t1 = 1,2,4,5,”banana”,True</text:p>
      <text:p text:style-name="P113">t2 = (1,2,4,5,”tea”,True)</text:p>
      <text:p text:style-name="P113">t3 = tuple([1,2,3,4,5])</text:p>
      <text:p text:style-name="P99"/>
      <text:p text:style-name="P99">Accessing elements:</text:p>
      <text:p text:style-name="P113">t1[0]</text:p>
      <text:p text:style-name="P113">t1[-1]</text:p>
      <text:p text:style-name="P113">t1[:4]</text:p>
      <text:p text:style-name="P113"/>
      <text:p text:style-name="P99"/>
      <text:p text:style-name="P99">11.Basic operations with tuples: concatenation, repetition, membership.</text:p>
      <text:p text:style-name="P114">t1 = 1,2,4,5,”banana”,True</text:p>
      <text:p text:style-name="P114">t2 = (1,2,4,5,”tea”,True)</text:p>
      <text:p text:style-name="P100"/>
      <text:p text:style-name="P100">Concatenation:</text:p>
      <text:p text:style-name="P115">t1 += t2</text:p>
      <text:p text:style-name="P115"/>
      <text:p text:style-name="P100">repetition: </text:p>
      <text:p text:style-name="P115">t1 *= 3</text:p>
      <text:p text:style-name="P115"/>
      <text:p text:style-name="P100">membership :</text:p>
      <text:p text:style-name="P115">result = 2 in t1</text:p>
      <text:p text:style-name="P116">result = 2 not in t1</text:p>
      <text:p text:style-name="P116"/>
      <text:p text:style-name="P101"/>
      <text:p text:style-name="P101">12.Accessing tuple elements using positive and negative indexing.</text:p>
      <text:p text:style-name="P75">t<text:span text:style-name="T40">1</text:span> = (1,2,4,5,”tea”,True)</text:p>
      <text:p text:style-name="P29">Positive indexing : </text:p>
      <text:p text:style-name="P76">t1[1] <text:s/><text:span text:style-name="T41"># 2</text:span></text:p>
      <text:p text:style-name="P30"/>
      <text:p text:style-name="P30">Negative indexing:</text:p>
      <text:p text:style-name="P77">t[-1] <text:s/># True</text:p>
      <text:p text:style-name="P77"/>
      <text:p text:style-name="P102">13.Slicing a tuple to access ranges of elements</text:p>
      <text:p text:style-name="P78">to slice a tuple we can use same method for slicing list and string</text:p>
      <text:p text:style-name="P31">tuple name followed by [start : end : step]</text:p>
      <text:p text:style-name="P78"><text:span text:style-name="T42">t</text:span><text:span text:style-name="T40">1</text:span><text:span text:style-name="T42"> = (1,2,4,5,”tea”,True)</text:span></text:p>
      <text:p text:style-name="P79">print(t1[1:4])</text:p>
      <text:p text:style-name="P79"/>
      <text:p text:style-name="P79"/>
      <text:p text:style-name="P79"/>
      <text:p text:style-name="P79"/>
      <text:p text:style-name="P79"/>
      <text:p text:style-name="P32"><text:soft-page-break/><text:span text:style-name="T45">14</text:span><text:span text:style-name="T43">.</text:span><text:span text:style-name="T44">Introduction to dictionaries: key-value pairs.</text:span></text:p>
      <text:p text:style-name="P80">Dictonary is one of the powerfull data structure in python, it is an unorder collection of unique key value pair and it is mutable each key in dictonary is unique and it hold its corosponding value.</text:p>
      <text:p text:style-name="P80"/>
      <text:p text:style-name="P80"/>
      <text:p text:style-name="P103">15.Accessing, adding, updating, and deleting dictionary elements.</text:p>
      <text:p text:style-name="P81">To add new item we can assign a new key value pair to dictonary <text:span text:style-name="T25">dict[“key”] = “value”</text:span></text:p>
      <text:p text:style-name="P82"><text:span text:style-name="T46">T</text:span>o update we can assign new value to existing key in dictonary or use update method</text:p>
      <text:p text:style-name="P83">To delete we use del key word or pop method to remove or delete a key </text:p>
      <text:p text:style-name="P83"/>
      <text:p text:style-name="P117"/>
      <text:p text:style-name="P104">16.Dictionary methods like keys(), values(), and items().</text:p>
      <text:p text:style-name="P33">Key() <text:span text:style-name="T6">method returns an object which holds keys of dictonary in a list</text:span></text:p>
      <text:p text:style-name="P33">value() <text:span text:style-name="T6">mthod returns an object which holds valus of each key in dictonary</text:span></text:p>
      <text:p text:style-name="P34">items() <text:span text:style-name="T6">method returns an object which holde a tuples of key value pair in a dictonary</text:span></text:p>
      <text:p text:style-name="P34"/>
      <text:p text:style-name="P105"/>
      <text:p text:style-name="P106">17.Iterating over a dictionary using loops.</text:p>
      <text:p text:style-name="P84">person = {'name': 'John', 'age': 30, 'city': 'New York'}</text:p>
      <text:p text:style-name="P84"/>
      <text:p text:style-name="P84">for key, value in person.items():</text:p>
      <text:p text:style-name="P84"><text:s text:c="4"/>print(f"{key}: {value}")</text:p>
      <text:p text:style-name="P118"/>
      <text:p text:style-name="P106"/>
      <text:p text:style-name="P106"><text:span text:style-name="T47">18.</text:span>Merging two lists into a dictionary using loops or zip().</text:p>
      <text:p text:style-name="P84">keys = ['a', 'b', 'c']</text:p>
      <text:p text:style-name="P84">values = [1, 2, 3]</text:p>
      <text:p text:style-name="P84"/>
      <text:p text:style-name="P84">dict = {}</text:p>
      <text:p text:style-name="P84"/>
      <text:p text:style-name="P84">for i in range(len(keys)):</text:p>
      <text:p text:style-name="P84"><text:s text:c="4"/>dict[keys[i]] = values[i]</text:p>
      <text:p text:style-name="P84"/>
      <text:p text:style-name="P84">print(dict)</text:p>
      <text:p text:style-name="P84"/>
      <text:p text:style-name="P35"/>
      <text:p text:style-name="P106"><text:span text:style-name="T48">19.</text:span>Counting occurrences of characters in a string using dictionaries.</text:p>
      <text:p text:style-name="P84">input_string = "hello world"</text:p>
      <text:p text:style-name="P84">char_count = {}</text:p>
      <text:p text:style-name="P84"/>
      <text:p text:style-name="P84">for char in input_string:</text:p>
      <text:p text:style-name="P84"><text:s text:c="4"/>if char in char_count:</text:p>
      <text:p text:style-name="P84"><text:s text:c="8"/>char_count[char] += 1 <text:s/></text:p>
      <text:p text:style-name="P84"><text:s text:c="4"/>else:</text:p>
      <text:p text:style-name="P84"><text:s text:c="8"/>char_count[char] = 1 </text:p>
      <text:p text:style-name="P84"/>
      <text:p text:style-name="P84">print(char_count)</text:p>
      <text:p text:style-name="P84"/>
      <text:p text:style-name="P106"><text:span text:style-name="T49">20.</text:span>Defining functions in Python.</text:p>
      <text:p text:style-name="P85">To define a function in python we use <text:span text:style-name="T25">def </text:span>keyword followed by function name and parenthesen and parameters inparentheses if it required any.</text:p>
      <text:p text:style-name="P86"/>
      <text:p text:style-name="P86">def display():</text:p>
      <text:p text:style-name="P86"><text:s text:c="4"/>print(“hello world”)</text:p>
      <text:p text:style-name="P86"/>
      <text:p text:style-name="P86"/>
      <text:p text:style-name="P86"/>
      <text:p text:style-name="P86"/>
      <text:p text:style-name="P107"><text:soft-page-break/><text:span text:style-name="T50">21.</text:span>Different types of functions: with/without parameters, with/without return values.</text:p>
      <text:p text:style-name="P87">There are 4 types of funciton catagories:</text:p>
      <text:p text:style-name="P36">1 with parameters and return type: <text:span text:style-name="T22">functions that accepts parameters at call and return a value</text:span></text:p>
      <text:p text:style-name="P37">2 with parameters without return type: <text:span text:style-name="T6">function that accepts parameters but did’nt return something</text:span></text:p>
      <text:p text:style-name="P37">3 without return type and parameters<text:span text:style-name="T6">: function that did’nt accepts any parameters and <text:s/>did’nt return any value </text:span></text:p>
      <text:p text:style-name="P37">4.without parameters and with return type: <text:span text:style-name="T6">function that didn’t accepts any parameters but return some value</text:span></text:p>
      <text:p text:style-name="P119"/>
      <text:p text:style-name="P108">22.Anonymous functions (lambda functions).</text:p>
      <text:p text:style-name="P88">An anonymous functions is a function which dont have any name and created using lambda keyword</text:p>
      <text:p text:style-name="P88">also called lambda function, it can take n numbers of arguments but only have one <text:span text:style-name="T51">statement</text:span></text:p>
      <text:p text:style-name="P88"/>
      <text:p text:style-name="P89">lambda n : n * 2</text:p>
      <text:p text:style-name="P89"/>
      <text:p text:style-name="P109"/>
      <text:p text:style-name="P109"><text:span text:style-name="T52">23.</text:span>Introduction to Python modules and importing modules.</text:p>
      <text:p text:style-name="P120">Modules are python files that contains function defination, variables, classes and executable code wich we can use in our program by improting that module, modules helps in keep organize the code</text:p>
      <text:p text:style-name="P121">in reusable components.</text:p>
      <text:p text:style-name="P121"/>
      <text:p text:style-name="P122">We can import module using <text:span text:style-name="T25">import keyword </text:span><text:span text:style-name="T27">followed by module name</text:span> in our file</text:p>
      <text:p text:style-name="P123">ex :- import math</text:p>
      <text:p text:style-name="P129"/>
      <text:p text:style-name="P129"/>
      <text:p text:style-name="P129"><text:span text:style-name="T53">24.</text:span>Standard library modules: math, random.</text:p>
      <text:p text:style-name="P124">Math and random are part of pythons standard library,</text:p>
      <text:p text:style-name="P124">math module cantains importent math functions and classes and executable code which can be helpfull in varias mathematical tasks like --&gt;</text:p>
      <text:p text:style-name="P124">sqrt(), power(), ceil(), floor(), factorial(), sin(), cos(),ten()</text:p>
      <text:p text:style-name="P124"/>
      <text:p text:style-name="P125">random module cantains functions to work with random numbers and values,</text:p>
      <text:p text:style-name="P125">random(), randomint(), choice(), shuffle()</text:p>
      <text:p text:style-name="P127"/>
      <text:p text:style-name="P130"><text:span text:style-name="T54">25.</text:span>Creating custom modules.</text:p>
      <text:p text:style-name="P126">To create custome moduel we can make a python file and define all the logics and statements in the file and import the file in another file using improt keyword followed by module file name and we can use all the functions and variables of that module file by using a dot method </text:p>
      <text:p text:style-name="P128">module.function(value)</text:p>
      <text:p text:style-name="P128"/>
      <text:p text:style-name="P1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08:59:41.781067150</meta:creation-date>
    <dc:date>2025-04-01T23:36:15.456179952</dc:date>
    <meta:editing-duration>PT5H8M19S</meta:editing-duration>
    <meta:editing-cycles>159</meta:editing-cycles>
    <meta:generator>LibreOffice/7.3.7.2$Linux_X86_64 LibreOffice_project/30$Build-2</meta:generator>
    <meta:document-statistic meta:table-count="1" meta:image-count="0" meta:object-count="0" meta:page-count="5" meta:paragraph-count="173" meta:word-count="1276" meta:character-count="7869" meta:non-whitespace-character-count="6690"/>
  </office:meta>
</office:document-meta>
</file>